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26.53mm"/>
    </style:style>
    <style:style style:name="co9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7"/>
          <table:table-cell table:style-name="ce2" office:value-type="string" calcext:value-type="string">
            <text:p>Impl. RIF</text:p>
          </table:table-cell>
          <table:table-cell table:style-name="ce2" office:value-type="string" calcext:value-type="string">
            <text:p>Impl. TXT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ulse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office:value-type="string" calcext:value-type="string">
            <text:p>&lt;speed&gt;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Encode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office:value-type="string" calcext:value-type="string">
            <text:p>&lt;speed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For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03:15:38.8063446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0H10M40S</meta:editing-duration>
    <meta:editing-cycles>16</meta:editing-cycles>
    <meta:generator>LibreOffice/5.2.5.1$Linux_X86_64 LibreOffice_project/20m0$Build-1</meta:generator>
    <dc:date>2017-05-14T04:23:47.450479557</dc:date>
    <meta:document-statistic meta:table-count="2" meta:cell-count="183" meta:object-count="0"/>
  </office:meta>
</office:document-meta>
</file>